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ee5" officeooo:paragraph-rsid="000cfee5"/>
    </style:style>
    <style:style style:name="P2" style:family="paragraph" style:parent-style-name="Standard">
      <style:text-properties officeooo:rsid="000cfee5" officeooo:paragraph-rsid="000cfee5"/>
    </style:style>
    <style:style style:name="P3" style:family="paragraph" style:parent-style-name="Standard">
      <style:text-properties officeooo:rsid="000fc149" officeooo:paragraph-rsid="000fc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ing extiende de AWT</text:p>
      <text:p text:style-name="P1">Hay componentes de Swing que tambien existen en AWT pero tambien tiene elementos nuevos</text:p>
      <text:p text:style-name="P1">Los componentes de AWT requieren mas recuros que los de Swing, que estan optimizados</text:p>
      <text:p text:style-name="P1"/>
      <text:p text:style-name="P1">La estructura de AWT se basa en compoenetes y contenedores</text:p>
      <text:p text:style-name="P1">Los contonedores pueden contener componentes</text:p>
      <text:p text:style-name="P1"/>
      <text:p text:style-name="P1">Toda diseno de interfaz conlleva:</text:p>
      <text:p text:style-name="P1">- Decidir la estructura de la interfaz</text:p>
      <text:p text:style-name="P1">- Que componentes graficos se van a utilizar y como se realacionan estos componentes</text:p>
      <text:p text:style-name="P1">- Decidir la disposicion de los elementos (layout). Alineacion, distribucion de elmentos…</text:p>
      <text:p text:style-name="P1">- Decidir el comportamiento de la interfaz. Eventos</text:p>
      <text:p text:style-name="P1">- Algunos componentes son controladores, permiten reaccionar a eventos en funcion al codigo programado</text:p>
      <text:p text:style-name="P1"/>
      <text:p text:style-name="P1"/>
      <text:p text:style-name="P3">El setVisible es lo ultimo que se tiene que hacer sobre el elemento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8:16:16.770627879</meta:creation-date>
    <dc:date>2022-03-02T09:54:18.782651480</dc:date>
    <meta:editing-duration>PT1H49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20" meta:character-count="758" meta:non-whitespace-character-count="650"/>
  </office:meta>
</office:document-meta>
</file>